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620000004BA5A70EFA49A6560B.png" manifest:media-type="image/png"/>
  <manifest:file-entry manifest:full-path="Pictures/100002010000040000000400D7332D60BD53374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Noto Sans CJK TC DemiLight1" svg:font-family="'Noto Sans CJK TC DemiLight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TC1" svg:font-family="'Noto Sans CJK TC'" style:font-family-generic="swiss" style:font-pitch="variable"/>
    <style:font-face style:name="Noto Sans CJK TC DemiLight" svg:font-family="'Noto Sans CJK TC DemiLight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 style:list-style-name="L1">
      <style:graphic-properties draw:stroke="none" draw:fill-color="#333333" draw:opacity="47%" draw:textarea-horizontal-align="justify" draw:textarea-vertical-align="middle" draw:auto-grow-height="false" fo:min-height="19.15cm" fo:min-width="29.1cm"/>
      <style:paragraph-properties style:writing-mode="lr-tb"/>
    </style:style>
    <style:style style:name="gr2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-color="#333333" draw:opacity="47%"/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fo:text-align="center"/>
    </style:style>
    <style:style style:name="T1" style:family="text">
      <style:text-properties fo:color="#ff8000" style:font-name="Noto Sans CJK TC DemiLight" fo:font-size="100pt" fo:text-shadow="none" fo:font-weight="bold" style:font-name-asian="Noto Sans CJK TC DemiLight" style:font-size-asian="100pt" style:font-weight-asian="bold" style:font-size-complex="100pt" style:font-weight-complex="bold"/>
    </style:style>
    <style:style style:name="T2" style:family="text">
      <style:text-properties fo:font-variant="normal" fo:text-transform="none" fo:color="#ffff00" style:text-outline="false" style:text-line-through-style="none" style:text-line-through-type="none" style:font-name="Noto Sans CJK TC DemiLight1" fo:font-size="60pt" fo:font-style="normal" fo:text-shadow="none" style:text-underline-style="none" fo:font-weight="bold" style:letter-kerning="true" style:font-name-asian="Noto Sans CJK TC DemiLight1" style:font-size-asian="60pt" style:font-style-asian="normal" style:font-weight-asian="bold" style:font-name-complex="Noto Sans CJK TC DemiLight1" style:font-size-complex="6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ff00" style:font-name="Noto Sans CJK TC DemiLight1" fo:font-size="60pt" fo:text-shadow="none" fo:font-weight="bold" style:font-name-asian="Noto Sans CJK TC DemiLight1" style:font-size-asian="60pt" style:font-weight-asian="bold" style:font-name-complex="Noto Sans CJK TC DemiLight1" style:font-size-complex="60pt" style:font-weight-complex="bold"/>
    </style:style>
    <style:style style:name="T4" style:family="text">
      <style:text-properties fo:color="#ffffff" style:font-name="Noto Sans CJK TC DemiLight" fo:font-size="50pt" fo:text-shadow="none" fo:font-weight="bold" style:font-name-asian="Noto Sans CJK TC DemiLight" style:font-size-asian="50pt" style:font-weight-asian="bold" style:font-size-complex="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2" draw:layer="layout" svg:width="29.6cm" svg:height="19.4cm" svg:x="11.1cm" svg:y="9.7cm">
          <text:p text:style-name="P1"><text:span text:style-name="T1">恭喜過關</text:span></text:p>
          <text:p text:style-name="P1"><text:span text:style-name="T2">★★</text:span><text:span text:style-name="T3">★</text:span></text:p>
          <text:p text:style-name="P1"><text:span text:style-name="T4"/></text:p>
          <text:p text:style-name="P1"><text:span text:style-name="T4">在經歷一連串的危險</text:span><text:span text:style-name="T4">之後</text:span></text:p>
          <text:p text:style-name="P1"><text:span text:style-name="T4">你終於回到你位在</text:span></text:p>
          <text:p text:style-name="P1"><text:span text:style-name="T4">麥哲倫星雲溫暖的家</text:span><text:span text:style-name="T4">中。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259cm" svg:height="7.083cm" svg:x="21.441cm" svg:y="33.6cm">
          <draw:image xlink:href="Pictures/10000201000000620000004BA5A70EFA49A6560B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Noto Sans CJK TC DemiLight1" svg:font-family="'Noto Sans CJK TC DemiLight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TC1" svg:font-family="'Noto Sans CJK TC'" style:font-family-generic="swiss" style:font-pitch="variable"/>
    <style:font-face style:name="Noto Sans CJK TC DemiLight" svg:font-family="'Noto Sans CJK TC DemiLight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fill-image draw:name="background" xlink:href="Pictures/100002010000040000000400D7332D60BD53374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CJK TC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6T13:59:19.572363299</meta:creation-date>
    <dc:date>2022-04-17T01:31:59.003909534</dc:date>
    <meta:editing-duration>PT15M10S</meta:editing-duration>
    <meta:editing-cycles>13</meta:editing-cycles>
    <meta:generator>LibreOffice/6.4.7.2$Linux_X86_64 LibreOffice_project/40$Build-2</meta:generator>
    <meta:document-statistic meta:object-count="2"/>
  </office:meta>
</office:document-meta>
</file>